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4470" officeooo:paragraph-rsid="000d447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d4470" officeooo:paragraph-rsid="000d4470" style:font-weight-asian="bold" style:font-weight-complex="bold"/>
    </style:style>
    <style:style style:name="P3" style:family="paragraph" style:parent-style-name="Standard">
      <style:text-properties fo:font-weight="bold" officeooo:rsid="000bdda8" officeooo:paragraph-rsid="000bdda8" style:font-weight-asian="bold" style:font-weight-complex="bold"/>
    </style:style>
    <style:style style:name="P4" style:family="paragraph" style:parent-style-name="Standard" style:list-style-name="L1">
      <style:text-properties fo:font-weight="bold" officeooo:rsid="000bdda8" officeooo:paragraph-rsid="000bdda8" style:font-weight-asian="bold" style:font-weight-complex="bold"/>
    </style:style>
    <style:style style:name="P5" style:family="paragraph" style:parent-style-name="Standard">
      <style:text-properties fo:font-weight="bold" officeooo:rsid="000bf8e2" officeooo:paragraph-rsid="000bf8e2" style:font-weight-asian="bold" style:font-weight-complex="bold"/>
    </style:style>
    <style:style style:name="P6" style:family="paragraph" style:parent-style-name="Standard">
      <style:text-properties fo:font-weight="bold" officeooo:rsid="000d4470" officeooo:paragraph-rsid="000d4470" style:font-weight-asian="bold" style:font-weight-complex="bold"/>
    </style:style>
    <style:style style:name="P7" style:family="paragraph" style:parent-style-name="Standard">
      <style:text-properties fo:font-weight="bold" officeooo:rsid="000ee483" officeooo:paragraph-rsid="000ee483" style:font-weight-asian="bold" style:font-weight-complex="bold"/>
    </style:style>
    <style:style style:name="P8" style:family="paragraph" style:parent-style-name="Standard" style:list-style-name="L2">
      <style:text-properties fo:font-weight="bold" officeooo:rsid="000f820c" officeooo:paragraph-rsid="000f820c" style:font-weight-asian="bold" style:font-weight-complex="bold"/>
    </style:style>
    <style:style style:name="P9" style:family="paragraph" style:parent-style-name="Standard">
      <style:text-properties fo:font-weight="bold" officeooo:rsid="000f820c" officeooo:paragraph-rsid="000f820c" style:font-weight-asian="bold" style:font-weight-complex="bold"/>
    </style:style>
    <style:style style:name="P10" style:family="paragraph" style:parent-style-name="Standard">
      <style:text-properties fo:font-weight="bold" officeooo:rsid="00125245" officeooo:paragraph-rsid="00125245" style:font-weight-asian="bold" style:font-weight-complex="bold"/>
    </style:style>
    <style:style style:name="P11" style:family="paragraph" style:parent-style-name="Standard">
      <style:text-properties fo:font-weight="bold" officeooo:rsid="00127b7d" officeooo:paragraph-rsid="00127b7d" style:font-weight-asian="bold" style:font-weight-complex="bold"/>
    </style:style>
    <style:style style:name="P12" style:family="paragraph" style:parent-style-name="Standard" style:list-style-name="L3">
      <style:text-properties style:text-underline-style="none" fo:font-weight="bold" officeooo:rsid="00127b7d" officeooo:paragraph-rsid="00127b7d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27b7d" officeooo:paragraph-rsid="00127b7d" style:font-weight-asian="bold" style:font-weight-complex="bold"/>
    </style:style>
    <style:style style:name="P14" style:family="paragraph" style:parent-style-name="Header">
      <style:text-properties officeooo:rsid="000a38c9" officeooo:paragraph-rsid="000a38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13f067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ns<text:span text:style-name="T1"> podem ser classificados em:</text:span></text:p>
      <text:list xml:id="list1867329362535419165" text:style-name="L1">
        <text:list-item>
          <text:p text:style-name="P4">numerários<text:span text:style-name="T1">: disponibilidades financeiras (caixa, bancos, aplicações financeiras de liquidez imediata);</text:span></text:p>
        </text:list-item>
        <text:list-item>
          <text:p text:style-name="P4">de venda<text:span text:style-name="T1">: destinados à comercialização (matérias-primas, mercadorias);</text:span></text:p>
        </text:list-item>
        <text:list-item>
          <text:p text:style-name="P4">de renda<text:span text:style-name="T1">: não essenciais à manutenção das atividades da entidade (imóveis para aluguel, ações de empresas coligadas/controladas);</text:span></text:p>
        </text:list-item>
        <text:list-item>
          <text:p text:style-name="P4">de uso<text:span text:style-name="T1">: essenciais à manutenção das atividades da entidade.</text:span></text:p>
        </text:list-item>
      </text:list>
      <text:p text:style-name="P3"><text:span text:style-name="T1"/></text:p>
      <text:p text:style-name="P5">Ativo<text:span text:style-name="T1"> é um recurso </text:span><text:span text:style-name="T3">controlado</text:span><text:span text:style-name="T6"> pela entidade como </text:span><text:span text:style-name="T3">resultado de eventos passados</text:span><text:span text:style-name="T6"> e do qual se espera que resultem </text:span><text:span text:style-name="T3">futuros benefícios econômicos</text:span><text:span text:style-name="T6"> para a entidade.</text:span></text:p>
      <text:p text:style-name="P5"><text:span text:style-name="T6"/></text:p>
      <text:p text:style-name="P5"><text:span text:style-name="T5">Passivo</text:span><text:span text:style-name="T6"> é uma </text:span><text:span text:style-name="T3">obrigação presente</text:span><text:span text:style-name="T6"> da entidade, derivada de </text:span><text:span text:style-name="T3">eventos já ocorridos</text:span><text:span text:style-name="T6">, cuja liquidação se espera que resulte em saída de recursos capazes de gerar benefícios econômicos.</text:span></text:p>
      <text:p text:style-name="P5"><text:span text:style-name="T6"/></text:p>
      <text:p text:style-name="P6"><text:span text:style-name="T5">Patrimônio líquido</text:span><text:span text:style-name="T6"> é o valor residual dos ativos da entidade depois de deduzidos todos os seus passivos.</text:span></text:p>
      <text:p text:style-name="P6"><text:span text:style-name="T6"/></text:p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2">Sinônimos para os componentes patrimoniai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">Ativo</text:p>
          </table:table-cell>
          <table:table-cell table:style-name="Tabela1.A2" office:value-type="string">
            <text:p text:style-name="P2">Passivo</text:p>
          </table:table-cell>
          <table:table-cell table:style-name="Tabela1.C2" office:value-type="string">
            <text:p text:style-name="P2">Patrimônio Líquido</text:p>
          </table:table-cell>
        </table:table-row>
        <table:table-row>
          <table:table-cell table:style-name="Tabela1.A2" office:value-type="string">
            <text:p text:style-name="P1">Patrimônio bruto</text:p>
          </table:table-cell>
          <table:table-cell table:style-name="Tabela1.A2" office:value-type="string">
            <text:p text:style-name="P1">Passivo exigível</text:p>
          </table:table-cell>
          <table:table-cell table:style-name="Tabela1.C2" office:value-type="string">
            <text:p text:style-name="P1">Situação líquida</text:p>
          </table:table-cell>
        </table:table-row>
        <table:table-row>
          <table:table-cell table:style-name="Tabela1.A2" office:value-type="string">
            <text:p text:style-name="P1">Capital aplicado</text:p>
          </table:table-cell>
          <table:table-cell table:style-name="Tabela1.A2" office:value-type="string">
            <text:p text:style-name="P1">Capital de terceiros</text:p>
          </table:table-cell>
          <table:table-cell table:style-name="Tabela1.C2" office:value-type="string">
            <text:p text:style-name="P1">Capital próprio</text:p>
          </table:table-cell>
        </table:table-row>
        <table:table-row>
          <table:table-cell table:style-name="Tabela1.A2" office:value-type="string">
            <text:p text:style-name="P1">Aplicações de recursos</text:p>
          </table:table-cell>
          <table:table-cell table:style-name="Tabela1.A2" office:value-type="string">
            <text:p text:style-name="P1">Capital alheio</text:p>
          </table:table-cell>
          <table:table-cell table:style-name="Tabela1.C2" office:value-type="string">
            <text:p text:style-name="P1">Recursos próprios</text:p>
          </table:table-cell>
        </table:table-row>
        <table:table-row>
          <table:table-cell table:style-name="Tabela1.A2" office:value-type="string">
            <text:p text:style-name="P1">Capital investido</text:p>
          </table:table-cell>
          <table:table-cell table:style-name="Tabela1.A2" office:value-type="string">
            <text:p text:style-name="P1">Recursos de terceiros</text:p>
          </table:table-cell>
          <table:table-cell table:style-name="Tabela1.C2" office:value-type="string">
            <text:p text:style-name="P1">Passivo não exigível</text:p>
          </table:table-cell>
        </table:table-row>
        <table:table-row>
          <table:table-cell table:style-name="Tabela1.A2" office:value-type="string">
            <text:p text:style-name="P1">Investimentos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P1">Riqueza própria (líquida)</text:p>
          </table:table-cell>
        </table:table-row>
      </table:table>
      <text:p text:style-name="P6"><text:span text:style-name="T6"/></text:p>
      <text:p text:style-name="P7"><text:span text:style-name="T5">Capital à Disposição da </text:span><text:span text:style-name="T7">Entidade</text:span><text:span text:style-name="T6"> = Capital de Terceiros + Capital Próprio</text:span></text:p>
      <text:list xml:id="list4525137198763894497" text:style-name="L2">
        <text:list-item>
          <text:p text:style-name="P8"><text:span text:style-name="T6">é igual ao </text:span><text:span text:style-name="T5">Ativo</text:span><text:span text:style-name="T6"> da entidade.</text:span></text:p>
        </text:list-item>
      </text:list>
      <text:p text:style-name="P9"><text:span text:style-name="T6"/></text:p>
      <text:p text:style-name="P10"><text:span text:style-name="T5">Origem dos Recursos</text:span><text:span text:style-name="T6"> = Recursos de Terceiros + Recursos Próprios</text:span></text:p>
      <text:p text:style-name="P10"><text:span text:style-name="T6"/></text:p>
      <text:p text:style-name="P11"><text:span text:style-name="T5">Estados patrimoniais</text:span><text:span text:style-name="T6">:</text:span></text:p>
      <text:list xml:id="list3861402652599679734" text:style-name="L3">
        <text:list-item>
          <text:p text:style-name="P12">Situação líquida positiva<text:span text:style-name="T1"> (SL &gt; 0): A &gt; P;</text:span></text:p>
          <text:list>
            <text:list-item>
              <text:p text:style-name="P12"><text:span text:style-name="T1">sinônimos: situação líquida ativa, situação líquida superavitária;</text:span></text:p>
            </text:list-item>
          </text:list>
        </text:list-item>
        <text:list-item>
          <text:p text:style-name="P12">Situação líquida nula<text:span text:style-name="T1"> (SL = 0): A = P;</text:span></text:p>
          <text:list>
            <text:list-item>
              <text:p text:style-name="P12"><text:span text:style-name="T1">sinônimos: situação líquida compensada;</text:span></text:p>
            </text:list-item>
          </text:list>
        </text:list-item>
        <text:list-item>
          <text:p text:style-name="P12">Situação líquida negativa <text:span text:style-name="T1">(SL &lt; 0): A &lt; P;</text:span></text:p>
          <text:list>
            <text:list-item>
              <text:p text:style-name="P12"><text:span text:style-name="T1">sinônimos: situação líquida passiva, situação líquida deficitária, passivo a descoberto.</text:span></text:p>
            </text:list-item>
          </text:list>
        </text:list-item>
      </text:list>
      <text:p text:style-name="P13"><text:span text:style-name="T1"/></text:p>
      <text:p text:style-name="P13"><text:span text:style-name="T1">O </text:span>PL<text:span text:style-name="T1"> </text:span><text:span text:style-name="T2">nunca</text:span><text:span text:style-name="T1"> pode ser superior ao </text:span>Ativo<text:span text:style-name="T1">.</text:span></text:p>
      <text:p text:style-name="P13"><text:span text:style-name="T1">O </text:span>Ativo<text:span text:style-name="T1"> e o </text:span>Passivo<text:span text:style-name="T1"> </text:span><text:span text:style-name="T2">nunca</text:span><text:span text:style-name="T1"> podem ser negati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8c9" officeooo:paragraph-rsid="000a38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atrimônio: componentes patrimoniais. Conceituação. Equação fundament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21:51.070091047</meta:creation-date>
    <dc:date>2018-01-22T18:56:09.562181500</dc:date>
    <meta:editing-duration>PT34M12S</meta:editing-duration>
    <meta:editing-cycles>10</meta:editing-cycles>
    <meta:generator>LibreOffice/5.2.7.2$Linux_X86_64 LibreOffice_project/20m0$Build-2</meta:generator>
    <meta:document-statistic meta:table-count="1" meta:image-count="0" meta:object-count="0" meta:page-count="1" meta:paragraph-count="39" meta:word-count="272" meta:character-count="1829" meta:non-whitespace-character-count="1606"/>
  </office:meta>
</office:document-meta>
</file>